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100000348393A06729772B015.png" manifest:media-type="image/png"/>
  <manifest:file-entry manifest:full-path="Pictures/100000000000024F0000001D91A4B841B1B63677.png" manifest:media-type="image/png"/>
  <manifest:file-entry manifest:full-path="Pictures/10000000000004A4000000B1E98DE8677500B2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rsid="0005f6fd" officeooo:paragraph-rsid="0005f6fd"/>
    </style:style>
    <style:style style:name="T1" style:family="text">
      <style:text-properties officeooo:rsid="002cfd05"/>
    </style:style>
    <style:style style:name="fr1" style:family="graphic" style:parent-style-name="Graphics">
      <style:graphic-properties style:horizontal-pos="center" style:horizontal-rel="paragraph" style:mirror="none" fo:clip="rect(0cm, 0cm, 10.6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01</text:span></text:p>
      <text:p text:style-name="P1"><draw:frame draw:style-name="fr1" draw:name="Figura1" text:anchor-type="paragraph" svg:width="12.966cm" svg:height="8.435cm" draw:z-index="0"><draw:image xlink:href="Pictures/10000000000002A100000348393A06729772B01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paragraph" svg:y="0.157cm" svg:width="13.079cm" svg:height="0.642cm" draw:z-index="1"><draw:image xlink:href="Pictures/100000000000024F0000001D91A4B841B1B63677.png" xlink:type="simple" xlink:show="embed" xlink:actuate="onLoad"/></draw:frame></text:p>
      <text:p text:style-name="P1"><draw:frame draw:style-name="fr3" draw:name="Figura3" text:anchor-type="paragraph" svg:width="17cm" svg:height="2.531cm" draw:z-index="2"><draw:image xlink:href="Pictures/10000000000004A4000000B1E98DE8677500B2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8T11:24:23.457000000</dc:date>
    <meta:editing-duration>PT8H9M23S</meta:editing-duration>
    <meta:editing-cycles>4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